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color="#3c3c3c" style:font-name="Liberation Serif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9" style:family="table-cell" style:parent-style-name="Default">
      <style:text-properties style:text-overline-style="solid" style:text-overline-width="auto" style:text-overline-color="font-color"/>
    </style:style>
    <style:style style:name="ce10" style:family="table-cell" style:parent-style-name="Default">
      <style:table-cell-properties fo:background-color="#9eff94"/>
    </style:style>
    <style:style style:name="ce11" style:family="table-cell" style:parent-style-name="Default">
      <style:table-cell-properties fo:background-color="#ffff70"/>
    </style:style>
    <style:style style:name="ce12" style:family="table-cell" style:parent-style-name="Default">
      <style:table-cell-properties fo:background-color="#ffedde"/>
    </style:style>
    <style:style style:name="ce13" style:family="table-cell" style:parent-style-name="Default">
      <style:table-cell-properties fo:background-color="#ffedde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ede6d1"/>
    </style:style>
    <style:style style:name="ce15" style:family="table-cell" style:parent-style-name="Default">
      <style:table-cell-properties fo:background-color="#ede6d1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f7e0b0"/>
    </style:style>
    <style:style style:name="ce17" style:family="table-cell" style:parent-style-name="Default">
      <style:table-cell-properties fo:background-color="#f7e0b0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#ffd97f"/>
    </style:style>
    <style:style style:name="ce19" style:family="table-cell" style:parent-style-name="Default">
      <style:table-cell-properties fo:background-color="#ffd97f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edccb8"/>
    </style:style>
    <style:style style:name="ce21" style:family="table-cell" style:parent-style-name="Default">
      <style:table-cell-properties fo:background-color="#edccb8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e3b35c"/>
    </style:style>
    <style:style style:name="ce23" style:family="table-cell" style:parent-style-name="Default">
      <style:table-cell-properties fo:background-color="#e3b35c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ffff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ff6600"/>
    </style:style>
    <style:style style:name="gr1" style:family="graphic">
      <style:graphic-properties draw:textarea-horizontal-align="justify" draw:textarea-vertical-align="middle" draw:auto-grow-height="false" fo:min-height="4.51mm" fo:min-width="31.11mm"/>
    </style:style>
    <style:style style:name="gr2" style:family="graphic">
      <style:graphic-properties draw:fill-color="#00cc33" draw:textarea-horizontal-align="justify" draw:textarea-vertical-align="middle" draw:auto-grow-height="false" fo:min-height="18.07mm" fo:min-width="28.08mm"/>
    </style:style>
    <style:style style:name="gr3" style:family="graphic">
      <style:graphic-properties draw:fill-color="#ff6600" draw:textarea-horizontal-align="justify" draw:textarea-vertical-align="middle" draw:auto-grow-height="false" fo:min-height="5.45mm" fo:min-width="5.45mm"/>
    </style:style>
    <style:style style:name="gr4" style:family="graphic">
      <style:graphic-properties draw:fill-color="#000000" draw:textarea-horizontal-align="justify" draw:textarea-vertical-align="middle" draw:auto-grow-height="false" fo:min-height="23.83mm" fo:min-width="1.66mm"/>
    </style:style>
    <style:style style:name="gr5" style:family="graphic">
      <style:graphic-properties draw:stroke="none" svg:stroke-color="#000000" draw:fill="none" draw:fill-color="#ffffff" fo:min-height="5.66mm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gr7" style:family="graphic">
      <style:graphic-properties draw:fill-color="#ff3333" draw:textarea-horizontal-align="justify" draw:textarea-vertical-align="middle" draw:auto-grow-height="false" fo:min-height="37.24mm" fo:min-width="1.66mm"/>
    </style:style>
    <style:style style:name="gr8" style:family="graphic">
      <style:graphic-properties draw:fill-color="#0000cc" draw:textarea-horizontal-align="justify" draw:textarea-vertical-align="middle" draw:auto-grow-height="false" fo:min-height="37.24mm" fo:min-width="1.66mm"/>
    </style:style>
    <style:style style:name="gr9" style:family="graphic">
      <style:graphic-properties draw:fill-color="#99ff66" draw:textarea-horizontal-align="justify" draw:textarea-vertical-align="middle" draw:auto-grow-height="false" fo:min-height="37.24mm" fo:min-width="1.66mm"/>
    </style:style>
    <style:style style:name="gr10" style:family="graphic">
      <style:graphic-properties draw:fill-color="#99ff66" draw:opacity="50%" draw:textarea-horizontal-align="justify" draw:textarea-vertical-align="middle" draw:auto-grow-height="false" fo:min-height="14.81mm" fo:min-width="95.35mm" draw:shadow-opacity="50%"/>
    </style:style>
    <style:style style:name="gr11" style:family="graphic">
      <style:graphic-properties draw:stroke="solid" svg:stroke-width="1mm" draw:marker-start-width="3.5mm" draw:marker-end-width="3.5mm" draw:fill="solid" draw:fill-color="#000000" draw:textarea-horizontal-align="center" draw:textarea-vertical-align="middle" fo:padding-top="0.5mm" fo:padding-bottom="0.5mm" fo:padding-left="0.5mm" fo:padding-right="0.5mm"/>
    </style:style>
    <style:style style:name="gr12" style:family="graphic">
      <style:graphic-properties draw:textarea-horizontal-align="justify" draw:textarea-vertical-align="middle" draw:auto-grow-height="false" fo:min-height="1.33mm" fo:min-width="22.3mm"/>
    </style:style>
    <style:style style:name="P1" style:family="paragraph">
      <loext:graphic-properties draw:fill-color="#00cc33"/>
    </style:style>
    <style:style style:name="P2" style:family="paragraph">
      <loext:graphic-properties draw:fill-color="#ff6600"/>
    </style:style>
    <style:style style:name="P3" style:family="paragraph">
      <loext:graphic-properties draw:fill-color="#000000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</style:style>
    <style:style style:name="P7" style:family="paragraph">
      <loext:graphic-properties draw:fill-color="#0000cc"/>
    </style:style>
    <style:style style:name="P8" style:family="paragraph">
      <loext:graphic-properties draw:fill-color="#99ff66"/>
    </style:style>
    <style:style style:name="P9" style:family="paragraph">
      <loext:graphic-properties draw:fill-color="#99ff66" draw:opacity="50%"/>
    </style:style>
    <style:style style:name="P10" style:family="paragraph">
      <loext:graphic-properties draw:fill="solid" draw:fill-color="#000000"/>
      <style:paragraph-properties fo:text-align="center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calculation-settings table:automatic-find-labels="false"/>
      <table:table table:name="C calcul" table:style-name="ta1">
        <table:shapes>
          <draw:custom-shape draw:z-index="0" draw:style-name="gr1" svg:width="31.11mm" svg:height="4.51mm" draw:transform="rotate (0.75415676978675) translate (208.35mm 41mm)">
            <text:p/>
            <draw:enhanced-geometry svg:viewBox="0 0 21600 21600" draw:type="rectangle" draw:enhanced-path="M 0 0 L 21600 0 21600 21600 0 21600 0 0 Z N"/>
          </draw:custom-shape>
          <draw:custom-shape draw:z-index="1" draw:style-name="gr1" svg:width="31.11mm" svg:height="4.51mm" draw:transform="rotate (2.4933773693991) translate (304.94mm 39.37mm)">
            <text:p/>
            <draw:enhanced-geometry svg:viewBox="0 0 21600 21600" draw:type="rectangle" draw:enhanced-path="M 0 0 L 21600 0 21600 21600 0 21600 0 0 Z N"/>
          </draw:custom-shape>
          <draw:custom-shape draw:z-index="2" draw:style-name="gr1" svg:width="31.11mm" svg:height="4.51mm" draw:transform="rotate (-0.462686784703697) translate (256.85mm 4.14mm)">
            <text:p/>
            <draw:enhanced-geometry svg:viewBox="0 0 21600 21600" draw:type="rectangle" draw:enhanced-path="M 0 0 L 21600 0 21600 21600 0 21600 0 0 Z N"/>
          </draw:custom-shape>
          <draw:custom-shape draw:z-index="3" draw:style-name="gr1" svg:width="31.11mm" svg:height="4.51mm" draw:transform="rotate (0.549080582677416) translate (230.27mm 20.36mm)">
            <text:p/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28.08mm" svg:height="18.07mm" svg:x="200.17mm" svg:y="40.37mm">
            <text:p/>
            <draw:enhanced-geometry svg:viewBox="0 0 21600 21600" draw:type="rectangle" draw:enhanced-path="M 0 0 L 21600 0 21600 21600 0 21600 0 0 Z N"/>
          </draw:custom-shape>
          <draw:custom-shape draw:z-index="5" draw:style-name="gr3" draw:text-style-name="P2" svg:width="7.71mm" svg:height="7.71mm" svg:x="227.99mm" svg:y="18.3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3" draw:text-style-name="P2" svg:width="7.71mm" svg:height="7.71mm" svg:x="280.02mm" svg:y="16.4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3" draw:text-style-name="P2" svg:width="7.71mm" svg:height="7.71mm" svg:x="253.32mm" svg:y="3.2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3" draw:text-style-name="P2" svg:width="7.71mm" svg:height="7.71mm" svg:x="207.62mm" svg:y="36.41m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4" draw:text-style-name="P3" svg:width="3.31mm" svg:height="29.75mm" draw:transform="rotate (-0.860272788308006) translate (223.86mm 16.41m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z-index="10" draw:style-name="gr5" draw:text-style-name="P4" svg:width="27.83mm" svg:height="5.66mm" draw:transform="rotate (0.60632738214283) translate (202.36mm 23.83mm)">
            <draw:text-box>
              <text:p>Longeur l</text:p>
            </draw:text-box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3" table:number-rows-spanned="2">
            <text:p>C=d*<text:span text:style-name="T1">F</text:span>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5"/>
          <table:covered-table-cell table:number-columns-repeated="3"/>
          <table:table-cell table:number-columns-repeated="4"/>
        </table:table-row>
        <table:table-row table:style-name="ro1">
          <table:table-cell table:number-columns-repeated="11"/>
          <table:table-cell table:style-name="ce9"/>
        </table:table-row>
        <table:table-row table:style-name="ro1">
          <table:table-cell table:style-name="ce1" office:value-type="string" calcext:value-type="string">
            <text:p>Pour 4 segments 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 = longeur d'un segment, m=masse d'un segment, M=masse d'un moteu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uple maximal requis à la base du bras :</text:p>
          </table:table-cell>
          <table:table-cell table:number-columns-repeated="3"/>
          <table:table-cell office:value-type="string" calcext:value-type="string">
            <text:p>C=(1/2*m*l + 3/2*m*l + 5/2*m*l + 7/2*m*l) + (l*M + 2*l*M + 3*l*M)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>
            <text:p>Masse d'un moteur :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g (masse servo standart)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Masse d'un segment :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Longueur d'un segment :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m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couplemax(à la base)</text:p>
          </table:table-cell>
          <table:table-cell table:style-name="ce3"/>
          <table:table-cell table:style-name="ce3" table:formula="of:=[.C13]*[.C14]*(1/2 +3/2 + 5/2+7/2)+[.C12]*[.C14]*(1+2+3)" office:value-type="float" office:value="12600" calcext:value-type="float">
            <text:p>12600</text:p>
          </table:table-cell>
          <table:table-cell table:style-name="ce3" office:value-type="string" calcext:value-type="string">
            <text:p>g.cm</text:p>
          </table:table-cell>
          <table:table-cell table:number-columns-repeated="8"/>
        </table:table-row>
        <table:table-row table:style-name="ro1">
          <table:table-cell table:style-name="ce3" table:number-columns-repeated="2"/>
          <table:table-cell table:style-name="ce3" table:formula="of:=[.C16]/1000" office:value-type="float" office:value="12.6" calcext:value-type="float">
            <text:p>12,6</text:p>
          </table:table-cell>
          <table:table-cell table:style-name="ce3" office:value-type="string" calcext:value-type="string">
            <text:p>Kg.cm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ce7" office:value-type="string" calcext:value-type="string">
            <text:p>Dimensions: </text:p>
          </table:table-cell>
          <table:table-cell office:value-type="string" calcext:value-type="string">
            <text:p>40.7x19.7x42.9mm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aractéristique Futaba 3300</text:p>
          </table:table-cell>
          <table:table-cell table:number-columns-repeated="4"/>
          <table:table-cell office:value-type="string" calcext:value-type="string">
            <text:p>Caractéristiques Tower Pro MG 996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Poids : </text:p>
          </table:table-cell>
          <table:table-cell table:style-name="ce5" office:value-type="string" calcext:value-type="string">
            <text:p>37.2g</text:p>
          </table:table-cell>
          <table:table-cell table:style-name="ce5" table:number-columns-repeated="3"/>
          <table:table-cell table:style-name="ce7" office:value-type="string" calcext:value-type="string">
            <text:p>Poids: 55g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4" office:value-type="string" calcext:value-type="string">
            <text:p>Couple : </text:p>
          </table:table-cell>
          <table:table-cell table:style-name="ce6" office:value-type="string" calcext:value-type="string">
            <text:p>3.2kg.cm sous 4.8V</text:p>
          </table:table-cell>
          <table:table-cell table:style-name="ce5" table:number-columns-repeated="3"/>
          <table:table-cell table:style-name="ce7" office:value-type="string" calcext:value-type="string">
            <text:p>Couple: </text:p>
          </table:table-cell>
          <table:table-cell table:style-name="ce5" office:value-type="string" calcext:value-type="string">
            <text:p>13kg sous 5V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Couple :</text:p>
          </table:table-cell>
          <table:table-cell table:style-name="ce5" office:value-type="string" calcext:value-type="string">
            <text:p><text:s/>4.1kg.cm sous 6V</text:p>
          </table:table-cell>
          <table:table-cell table:style-name="ce5" table:number-columns-repeated="3"/>
          <table:table-cell table:style-name="ce7" office:value-type="string" calcext:value-type="string">
            <text:p>Couple: </text:p>
          </table:table-cell>
          <table:table-cell table:style-name="ce5" office:value-type="string" calcext:value-type="string">
            <text:p>15kg sous 6V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Vitesse :</text:p>
          </table:table-cell>
          <table:table-cell table:style-name="ce5" office:value-type="string" calcext:value-type="string">
            <text:p><text:s/>0.23s/60° sous 4.8V</text:p>
          </table:table-cell>
          <table:table-cell table:style-name="ce5" table:number-columns-repeated="3"/>
          <table:table-cell table:style-name="ce7" office:value-type="string" calcext:value-type="string">
            <text:p>Vitesse: </text:p>
          </table:table-cell>
          <table:table-cell table:style-name="ce5" office:value-type="string" calcext:value-type="string">
            <text:p>.20sec/60Deg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Vitesse : </text:p>
          </table:table-cell>
          <table:table-cell office:value-type="string" calcext:value-type="string">
            <text:p>0.19s/60° sous 6V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Alimentation : </text:p>
          </table:table-cell>
          <table:table-cell office:value-type="string" calcext:value-type="string">
            <text:p>4.8 à 6V</text:p>
          </table:table-cell>
          <table:table-cell table:number-columns-repeated="3"/>
          <table:table-cell table:style-name="ce7" office:value-type="string" calcext:value-type="string">
            <text:p>Voltage:</text:p>
          </table:table-cell>
          <table:table-cell office:value-type="string" calcext:value-type="string">
            <text:p><text:s/>4.8~6v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Pignons en nylon</text:p>
          </table:table-cell>
          <table:table-cell table:number-columns-repeated="4"/>
          <table:table-cell table:style-name="ce7" office:value-type="string" calcext:value-type="string">
            <text:p>pignon metal</text:p>
          </table:table-cell>
          <table:table-cell table:number-columns-repeated="6"/>
        </table:table-row>
      </table:table>
      <table:table table:name="C courbes" table:style-name="ta1">
        <table:shapes>
          <draw:frame draw:z-index="0" draw:style-name="gr6" draw:text-style-name="P5" svg:width="174.75mm" svg:height="105.51mm" svg:x="485.45mm" svg:y="32.34mm">
            <loext:p draw:notify-on-update-of-ranges="'C courbes'.B6:'C courbes'.B31 'C courbes'.E5:'C courbes'.E5 'C courbes'.E6:'C courbes'.E31 'C courbes'.B6:'C courbes'.B31 'C courbes'.D5:'C courbes'.D5 'C courbes'.D6:'C courbes'.D31 'C courbes'.B6:'C courbes'.B31 'C courbes'.G5:'C courbes'.G5 'C courbes'.G6:'C courbes'.G31 'C courbes'.B6:'C courbes'.B31 'C courbes'.J5:'C courbes'.J5 'C courbes'.J6:'C courbes'.J31 'C courbes'.B6:'C courbes'.B31 'C courbes'.M5:'C courbes'.M5 'C courbes'.M6:'C courbes'.M31 'C courbes'.B6:'C courbes'.B31 'C courbes'.P5:'C courbes'.P5 'C courbes'.P6:'C courbes'.P31 'C courbes'.B6:'C courbes'.B31 'C courbes'.S5:'C courbes'.S5 'C courbes'.S6:'C courbes'.S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2" table:default-cell-style-name="ce12"/>
        <table:table-column table:style-name="co3" table:default-cell-style-name="ce13"/>
        <table:table-column table:style-name="co2" table:number-columns-repeated="2" table:default-cell-style-name="ce14"/>
        <table:table-column table:style-name="co4" table:default-cell-style-name="ce15"/>
        <table:table-column table:style-name="co2" table:number-columns-repeated="2" table:default-cell-style-name="ce16"/>
        <table:table-column table:style-name="co5" table:default-cell-style-name="ce17"/>
        <table:table-column table:style-name="co2" table:number-columns-repeated="2" table:default-cell-style-name="ce18"/>
        <table:table-column table:style-name="co6" table:default-cell-style-name="ce19"/>
        <table:table-column table:style-name="co2" table:number-columns-repeated="2" table:default-cell-style-name="ce20"/>
        <table:table-column table:style-name="co7" table:default-cell-style-name="ce21"/>
        <table:table-column table:style-name="co2" table:number-columns-repeated="2" table:default-cell-style-name="ce22"/>
        <table:table-column table:style-name="co8" table:default-cell-style-name="ce23"/>
        <table:table-column table:style-name="co2" table:number-columns-repeated="1005" table:default-cell-style-name="Default"/>
        <table:table-row table:style-name="ro1">
          <table:table-cell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10"/>
          <table:table-cell table:style-name="ce10" office:value-type="string" calcext:value-type="string">
            <text:p>Masse moteurs</text:p>
          </table:table-cell>
          <table:table-cell table:style-name="ce10"/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g</text:p>
          </table:table-cell>
          <table:table-cell table:style-name="ce10" table:number-columns-repeated="1004"/>
        </table:table-row>
        <table:table-row table:style-name="ro1">
          <table:table-cell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11" office:value-type="string" calcext:value-type="string">
            <text:p>masse segment (g)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11" table:number-columns-repeated="1006"/>
        </table:table-row>
        <table:table-row table:style-name="ro1">
          <table:table-cell/>
          <table:table-cell office:value-type="string" calcext:value-type="string">
            <text:p>Longeur segment (cm)</text:p>
          </table:table-cell>
          <table:table-cell/>
          <table:table-cell table:style-name="ce12" office:value-type="string" calcext:value-type="string">
            <text:p>Couple (g.cm) (Ms = 5g)</text:p>
          </table:table-cell>
          <table:table-cell office:value-type="string" calcext:value-type="string">
            <text:p>Longeur segment (cm)</text:p>
          </table:table-cell>
          <table:table-cell/>
          <table:table-cell table:style-name="ce14" office:value-type="string" calcext:value-type="string">
            <text:p>Couple (g.cm)(Ms = 10g)</text:p>
          </table:table-cell>
          <table:table-cell office:value-type="string" calcext:value-type="string">
            <text:p>Longeur segment (cm)</text:p>
          </table:table-cell>
          <table:table-cell/>
          <table:table-cell table:style-name="ce16" office:value-type="string" calcext:value-type="string">
            <text:p>Couple (g.cm)(Ms = 15g)</text:p>
          </table:table-cell>
          <table:table-cell office:value-type="string" calcext:value-type="string">
            <text:p>Longeur segment (cm)</text:p>
          </table:table-cell>
          <table:table-cell/>
          <table:table-cell table:style-name="ce18" office:value-type="string" calcext:value-type="string">
            <text:p>Couple (g.cm)(Ms = 20g)</text:p>
          </table:table-cell>
          <table:table-cell office:value-type="string" calcext:value-type="string">
            <text:p>Longeur segment (cm)</text:p>
          </table:table-cell>
          <table:table-cell/>
          <table:table-cell table:style-name="ce20" office:value-type="string" calcext:value-type="string">
            <text:p>Couple (g.cm)(Ms = 25g)</text:p>
          </table:table-cell>
          <table:table-cell office:value-type="string" calcext:value-type="string">
            <text:p>Longeur segment (cm)</text:p>
          </table:table-cell>
          <table:table-cell/>
          <table:table-cell table:style-name="ce22" office:value-type="string" calcext:value-type="string">
            <text:p>Couple (g.cm)(Ms = 30g)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[.C$4]*[.B6]*(1/2 +3/2 + 5/2+7/2)+[.C$4]*[.D$2]*(1+2+3)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F$4]*[.E6]*(1/2 +3/2 + 5/2+7/2)+[.F$4]*[.G$2]*(1+2+3)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$4]*[.H6]*(1/2 +3/2 + 5/2+7/2)+[.I$4]*[.J$2]*(1+2+3)"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L$4]*[.K6]*(1/2 +3/2 + 5/2+7/2)+[.L$4]*[.M$2]*(1+2+3)"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O$4]*[.N6]*(1/2 +3/2 + 5/2+7/2)+[.O$4]*[.P$2]*(1+2+3)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R$4]*[.Q6]*(1/2 +3/2 + 5/2+7/2)+[.R$4]*[.S$2]*(1+2+3)" office:value-type="float" office:value="12000" calcext:value-type="float">
            <text:p>120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[.C$4]*[.B7]*(1/2 +3/2 + 5/2+7/2)+[.C$4]*[.D$2]*(1+2+3)" office:value-type="float" office:value="2040" calcext:value-type="float">
            <text:p>20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F$4]*[.E7]*(1/2 +3/2 + 5/2+7/2)+[.F$4]*[.G$2]*(1+2+3)" office:value-type="float" office:value="4080" calcext:value-type="float">
            <text:p>40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$4]*[.H7]*(1/2 +3/2 + 5/2+7/2)+[.I$4]*[.J$2]*(1+2+3)" office:value-type="float" office:value="6120" calcext:value-type="float">
            <text:p>61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L$4]*[.K7]*(1/2 +3/2 + 5/2+7/2)+[.L$4]*[.M$2]*(1+2+3)" office:value-type="float" office:value="8160" calcext:value-type="float">
            <text:p>81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O$4]*[.N7]*(1/2 +3/2 + 5/2+7/2)+[.O$4]*[.P$2]*(1+2+3)" office:value-type="float" office:value="10200" calcext:value-type="float">
            <text:p>102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R$4]*[.Q7]*(1/2 +3/2 + 5/2+7/2)+[.R$4]*[.S$2]*(1+2+3)" office:value-type="float" office:value="12240" calcext:value-type="float">
            <text:p>1224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[.C$4]*[.B8]*(1/2 +3/2 + 5/2+7/2)+[.C$4]*[.D$2]*(1+2+3)" office:value-type="float" office:value="2080" calcext:value-type="float">
            <text:p>208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F$4]*[.E8]*(1/2 +3/2 + 5/2+7/2)+[.F$4]*[.G$2]*(1+2+3)" office:value-type="float" office:value="4160" calcext:value-type="float">
            <text:p>416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I$4]*[.H8]*(1/2 +3/2 + 5/2+7/2)+[.I$4]*[.J$2]*(1+2+3)" office:value-type="float" office:value="6240" calcext:value-type="float">
            <text:p>624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L$4]*[.K8]*(1/2 +3/2 + 5/2+7/2)+[.L$4]*[.M$2]*(1+2+3)" office:value-type="float" office:value="8320" calcext:value-type="float">
            <text:p>832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O$4]*[.N8]*(1/2 +3/2 + 5/2+7/2)+[.O$4]*[.P$2]*(1+2+3)" office:value-type="float" office:value="10400" calcext:value-type="float">
            <text:p>1040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R$4]*[.Q8]*(1/2 +3/2 + 5/2+7/2)+[.R$4]*[.S$2]*(1+2+3)" office:value-type="float" office:value="12480" calcext:value-type="float">
            <text:p>124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C$4]*[.B9]*(1/2 +3/2 + 5/2+7/2)+[.C$4]*[.D$2]*(1+2+3)" office:value-type="float" office:value="2120" calcext:value-type="float">
            <text:p>21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F$4]*[.E9]*(1/2 +3/2 + 5/2+7/2)+[.F$4]*[.G$2]*(1+2+3)" office:value-type="float" office:value="4240" calcext:value-type="float">
            <text:p>424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I$4]*[.H9]*(1/2 +3/2 + 5/2+7/2)+[.I$4]*[.J$2]*(1+2+3)" office:value-type="float" office:value="6360" calcext:value-type="float">
            <text:p>636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L$4]*[.K9]*(1/2 +3/2 + 5/2+7/2)+[.L$4]*[.M$2]*(1+2+3)" office:value-type="float" office:value="8480" calcext:value-type="float">
            <text:p>848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O$4]*[.N9]*(1/2 +3/2 + 5/2+7/2)+[.O$4]*[.P$2]*(1+2+3)" office:value-type="float" office:value="10600" calcext:value-type="float">
            <text:p>1060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R$4]*[.Q9]*(1/2 +3/2 + 5/2+7/2)+[.R$4]*[.S$2]*(1+2+3)" office:value-type="float" office:value="12720" calcext:value-type="float">
            <text:p>127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[.C$4]*[.B10]*(1/2 +3/2 + 5/2+7/2)+[.C$4]*[.D$2]*(1+2+3)"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F$4]*[.E10]*(1/2 +3/2 + 5/2+7/2)+[.F$4]*[.G$2]*(1+2+3)" office:value-type="float" office:value="4320" calcext:value-type="float">
            <text:p>43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I$4]*[.H10]*(1/2 +3/2 + 5/2+7/2)+[.I$4]*[.J$2]*(1+2+3)" office:value-type="float" office:value="6480" calcext:value-type="float">
            <text:p>648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L$4]*[.K10]*(1/2 +3/2 + 5/2+7/2)+[.L$4]*[.M$2]*(1+2+3)" office:value-type="float" office:value="8640" calcext:value-type="float">
            <text:p>864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O$4]*[.N10]*(1/2 +3/2 + 5/2+7/2)+[.O$4]*[.P$2]*(1+2+3)" office:value-type="float" office:value="10800" calcext:value-type="float">
            <text:p>108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R$4]*[.Q10]*(1/2 +3/2 + 5/2+7/2)+[.R$4]*[.S$2]*(1+2+3)" office:value-type="float" office:value="12960" calcext:value-type="float">
            <text:p>129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[.C$4]*[.B11]*(1/2 +3/2 + 5/2+7/2)+[.C$4]*[.D$2]*(1+2+3)"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$4]*[.E11]*(1/2 +3/2 + 5/2+7/2)+[.F$4]*[.G$2]*(1+2+3)"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$4]*[.H11]*(1/2 +3/2 + 5/2+7/2)+[.I$4]*[.J$2]*(1+2+3)" office:value-type="float" office:value="6600" calcext:value-type="float">
            <text:p>66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L$4]*[.K11]*(1/2 +3/2 + 5/2+7/2)+[.L$4]*[.M$2]*(1+2+3)" office:value-type="float" office:value="8800" calcext:value-type="float">
            <text:p>88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O$4]*[.N11]*(1/2 +3/2 + 5/2+7/2)+[.O$4]*[.P$2]*(1+2+3)" office:value-type="float" office:value="11000" calcext:value-type="float">
            <text:p>110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R$4]*[.Q11]*(1/2 +3/2 + 5/2+7/2)+[.R$4]*[.S$2]*(1+2+3)" office:value-type="float" office:value="13200" calcext:value-type="float">
            <text:p>132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[.C$4]*[.B12]*(1/2 +3/2 + 5/2+7/2)+[.C$4]*[.D$2]*(1+2+3)" office:value-type="float" office:value="2240" calcext:value-type="float">
            <text:p>224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F$4]*[.E12]*(1/2 +3/2 + 5/2+7/2)+[.F$4]*[.G$2]*(1+2+3)" office:value-type="float" office:value="4480" calcext:value-type="float">
            <text:p>448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I$4]*[.H12]*(1/2 +3/2 + 5/2+7/2)+[.I$4]*[.J$2]*(1+2+3)" office:value-type="float" office:value="6720" calcext:value-type="float">
            <text:p>672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L$4]*[.K12]*(1/2 +3/2 + 5/2+7/2)+[.L$4]*[.M$2]*(1+2+3)" office:value-type="float" office:value="8960" calcext:value-type="float">
            <text:p>896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O$4]*[.N12]*(1/2 +3/2 + 5/2+7/2)+[.O$4]*[.P$2]*(1+2+3)" office:value-type="float" office:value="11200" calcext:value-type="float">
            <text:p>112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R$4]*[.Q12]*(1/2 +3/2 + 5/2+7/2)+[.R$4]*[.S$2]*(1+2+3)" office:value-type="float" office:value="13440" calcext:value-type="float">
            <text:p>1344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[.C$4]*[.B13]*(1/2 +3/2 + 5/2+7/2)+[.C$4]*[.D$2]*(1+2+3)" office:value-type="float" office:value="2280" calcext:value-type="float">
            <text:p>22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F$4]*[.E13]*(1/2 +3/2 + 5/2+7/2)+[.F$4]*[.G$2]*(1+2+3)" office:value-type="float" office:value="4560" calcext:value-type="float">
            <text:p>456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I$4]*[.H13]*(1/2 +3/2 + 5/2+7/2)+[.I$4]*[.J$2]*(1+2+3)" office:value-type="float" office:value="6840" calcext:value-type="float">
            <text:p>684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L$4]*[.K13]*(1/2 +3/2 + 5/2+7/2)+[.L$4]*[.M$2]*(1+2+3)" office:value-type="float" office:value="9120" calcext:value-type="float">
            <text:p>912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O$4]*[.N13]*(1/2 +3/2 + 5/2+7/2)+[.O$4]*[.P$2]*(1+2+3)" office:value-type="float" office:value="11400" calcext:value-type="float">
            <text:p>114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R$4]*[.Q13]*(1/2 +3/2 + 5/2+7/2)+[.R$4]*[.S$2]*(1+2+3)" office:value-type="float" office:value="13680" calcext:value-type="float">
            <text:p>136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[.C$4]*[.B14]*(1/2 +3/2 + 5/2+7/2)+[.C$4]*[.D$2]*(1+2+3)" office:value-type="float" office:value="2320" calcext:value-type="float">
            <text:p>232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F$4]*[.E14]*(1/2 +3/2 + 5/2+7/2)+[.F$4]*[.G$2]*(1+2+3)" office:value-type="float" office:value="4640" calcext:value-type="float">
            <text:p>464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I$4]*[.H14]*(1/2 +3/2 + 5/2+7/2)+[.I$4]*[.J$2]*(1+2+3)" office:value-type="float" office:value="6960" calcext:value-type="float">
            <text:p>696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L$4]*[.K14]*(1/2 +3/2 + 5/2+7/2)+[.L$4]*[.M$2]*(1+2+3)" office:value-type="float" office:value="9280" calcext:value-type="float">
            <text:p>928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O$4]*[.N14]*(1/2 +3/2 + 5/2+7/2)+[.O$4]*[.P$2]*(1+2+3)" office:value-type="float" office:value="11600" calcext:value-type="float">
            <text:p>1160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R$4]*[.Q14]*(1/2 +3/2 + 5/2+7/2)+[.R$4]*[.S$2]*(1+2+3)" office:value-type="float" office:value="13920" calcext:value-type="float">
            <text:p>139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[.C$4]*[.B15]*(1/2 +3/2 + 5/2+7/2)+[.C$4]*[.D$2]*(1+2+3)" office:value-type="float" office:value="2360" calcext:value-type="float">
            <text:p>236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F$4]*[.E15]*(1/2 +3/2 + 5/2+7/2)+[.F$4]*[.G$2]*(1+2+3)" office:value-type="float" office:value="4720" calcext:value-type="float">
            <text:p>472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I$4]*[.H15]*(1/2 +3/2 + 5/2+7/2)+[.I$4]*[.J$2]*(1+2+3)" office:value-type="float" office:value="7080" calcext:value-type="float">
            <text:p>708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L$4]*[.K15]*(1/2 +3/2 + 5/2+7/2)+[.L$4]*[.M$2]*(1+2+3)" office:value-type="float" office:value="9440" calcext:value-type="float">
            <text:p>944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O$4]*[.N15]*(1/2 +3/2 + 5/2+7/2)+[.O$4]*[.P$2]*(1+2+3)" office:value-type="float" office:value="11800" calcext:value-type="float">
            <text:p>1180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R$4]*[.Q15]*(1/2 +3/2 + 5/2+7/2)+[.R$4]*[.S$2]*(1+2+3)" office:value-type="float" office:value="14160" calcext:value-type="float">
            <text:p>141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[.C$4]*[.B16]*(1/2 +3/2 + 5/2+7/2)+[.C$4]*[.D$2]*(1+2+3)" office:value-type="float" office:value="2400" calcext:value-type="float">
            <text:p>24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$4]*[.E16]*(1/2 +3/2 + 5/2+7/2)+[.F$4]*[.G$2]*(1+2+3)" office:value-type="float" office:value="4800" calcext:value-type="float">
            <text:p>48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I$4]*[.H16]*(1/2 +3/2 + 5/2+7/2)+[.I$4]*[.J$2]*(1+2+3)" office:value-type="float" office:value="7200" calcext:value-type="float">
            <text:p>72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L$4]*[.K16]*(1/2 +3/2 + 5/2+7/2)+[.L$4]*[.M$2]*(1+2+3)" office:value-type="float" office:value="9600" calcext:value-type="float">
            <text:p>96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O$4]*[.N16]*(1/2 +3/2 + 5/2+7/2)+[.O$4]*[.P$2]*(1+2+3)" office:value-type="float" office:value="12000" calcext:value-type="float">
            <text:p>120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R$4]*[.Q16]*(1/2 +3/2 + 5/2+7/2)+[.R$4]*[.S$2]*(1+2+3)" office:value-type="float" office:value="14400" calcext:value-type="float">
            <text:p>144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[.C$4]*[.B17]*(1/2 +3/2 + 5/2+7/2)+[.C$4]*[.D$2]*(1+2+3)" office:value-type="float" office:value="2440" calcext:value-type="float">
            <text:p>244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$4]*[.E17]*(1/2 +3/2 + 5/2+7/2)+[.F$4]*[.G$2]*(1+2+3)" office:value-type="float" office:value="4880" calcext:value-type="float">
            <text:p>488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I$4]*[.H17]*(1/2 +3/2 + 5/2+7/2)+[.I$4]*[.J$2]*(1+2+3)" office:value-type="float" office:value="7320" calcext:value-type="float">
            <text:p>732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L$4]*[.K17]*(1/2 +3/2 + 5/2+7/2)+[.L$4]*[.M$2]*(1+2+3)" office:value-type="float" office:value="9760" calcext:value-type="float">
            <text:p>976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O$4]*[.N17]*(1/2 +3/2 + 5/2+7/2)+[.O$4]*[.P$2]*(1+2+3)" office:value-type="float" office:value="12200" calcext:value-type="float">
            <text:p>1220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R$4]*[.Q17]*(1/2 +3/2 + 5/2+7/2)+[.R$4]*[.S$2]*(1+2+3)" office:value-type="float" office:value="14640" calcext:value-type="float">
            <text:p>1464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[.C$4]*[.B18]*(1/2 +3/2 + 5/2+7/2)+[.C$4]*[.D$2]*(1+2+3)" office:value-type="float" office:value="2480" calcext:value-type="float">
            <text:p>248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$4]*[.E18]*(1/2 +3/2 + 5/2+7/2)+[.F$4]*[.G$2]*(1+2+3)" office:value-type="float" office:value="4960" calcext:value-type="float">
            <text:p>496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I$4]*[.H18]*(1/2 +3/2 + 5/2+7/2)+[.I$4]*[.J$2]*(1+2+3)" office:value-type="float" office:value="7440" calcext:value-type="float">
            <text:p>744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L$4]*[.K18]*(1/2 +3/2 + 5/2+7/2)+[.L$4]*[.M$2]*(1+2+3)" office:value-type="float" office:value="9920" calcext:value-type="float">
            <text:p>992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O$4]*[.N18]*(1/2 +3/2 + 5/2+7/2)+[.O$4]*[.P$2]*(1+2+3)" office:value-type="float" office:value="12400" calcext:value-type="float">
            <text:p>1240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R$4]*[.Q18]*(1/2 +3/2 + 5/2+7/2)+[.R$4]*[.S$2]*(1+2+3)" office:value-type="float" office:value="14880" calcext:value-type="float">
            <text:p>148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[.C$4]*[.B19]*(1/2 +3/2 + 5/2+7/2)+[.C$4]*[.D$2]*(1+2+3)" office:value-type="float" office:value="2520" calcext:value-type="float">
            <text:p>25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F$4]*[.E19]*(1/2 +3/2 + 5/2+7/2)+[.F$4]*[.G$2]*(1+2+3)" office:value-type="float" office:value="5040" calcext:value-type="float">
            <text:p>504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I$4]*[.H19]*(1/2 +3/2 + 5/2+7/2)+[.I$4]*[.J$2]*(1+2+3)" office:value-type="float" office:value="7560" calcext:value-type="float">
            <text:p>756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L$4]*[.K19]*(1/2 +3/2 + 5/2+7/2)+[.L$4]*[.M$2]*(1+2+3)" office:value-type="float" office:value="10080" calcext:value-type="float">
            <text:p>1008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O$4]*[.N19]*(1/2 +3/2 + 5/2+7/2)+[.O$4]*[.P$2]*(1+2+3)" office:value-type="float" office:value="12600" calcext:value-type="float">
            <text:p>1260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R$4]*[.Q19]*(1/2 +3/2 + 5/2+7/2)+[.R$4]*[.S$2]*(1+2+3)" office:value-type="float" office:value="15120" calcext:value-type="float">
            <text:p>151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[.C$4]*[.B20]*(1/2 +3/2 + 5/2+7/2)+[.C$4]*[.D$2]*(1+2+3)" office:value-type="float" office:value="2560" calcext:value-type="float">
            <text:p>256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$4]*[.E20]*(1/2 +3/2 + 5/2+7/2)+[.F$4]*[.G$2]*(1+2+3)" office:value-type="float" office:value="5120" calcext:value-type="float">
            <text:p>512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I$4]*[.H20]*(1/2 +3/2 + 5/2+7/2)+[.I$4]*[.J$2]*(1+2+3)" office:value-type="float" office:value="7680" calcext:value-type="float">
            <text:p>768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L$4]*[.K20]*(1/2 +3/2 + 5/2+7/2)+[.L$4]*[.M$2]*(1+2+3)" office:value-type="float" office:value="10240" calcext:value-type="float">
            <text:p>1024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O$4]*[.N20]*(1/2 +3/2 + 5/2+7/2)+[.O$4]*[.P$2]*(1+2+3)"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R$4]*[.Q20]*(1/2 +3/2 + 5/2+7/2)+[.R$4]*[.S$2]*(1+2+3)" office:value-type="float" office:value="15360" calcext:value-type="float">
            <text:p>153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formula="of:=[.C$4]*[.B21]*(1/2 +3/2 + 5/2+7/2)+[.C$4]*[.D$2]*(1+2+3)" office:value-type="float" office:value="2600" calcext:value-type="float">
            <text:p>26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$4]*[.E21]*(1/2 +3/2 + 5/2+7/2)+[.F$4]*[.G$2]*(1+2+3)" office:value-type="float" office:value="5200" calcext:value-type="float">
            <text:p>52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$4]*[.H21]*(1/2 +3/2 + 5/2+7/2)+[.I$4]*[.J$2]*(1+2+3)" office:value-type="float" office:value="7800" calcext:value-type="float">
            <text:p>78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L$4]*[.K21]*(1/2 +3/2 + 5/2+7/2)+[.L$4]*[.M$2]*(1+2+3)" office:value-type="float" office:value="10400" calcext:value-type="float">
            <text:p>104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O$4]*[.N21]*(1/2 +3/2 + 5/2+7/2)+[.O$4]*[.P$2]*(1+2+3)" office:value-type="float" office:value="13000" calcext:value-type="float">
            <text:p>130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R$4]*[.Q21]*(1/2 +3/2 + 5/2+7/2)+[.R$4]*[.S$2]*(1+2+3)" office:value-type="float" office:value="15600" calcext:value-type="float">
            <text:p>156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formula="of:=[.C$4]*[.B22]*(1/2 +3/2 + 5/2+7/2)+[.C$4]*[.D$2]*(1+2+3)" office:value-type="float" office:value="2640" calcext:value-type="float">
            <text:p>264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$4]*[.E22]*(1/2 +3/2 + 5/2+7/2)+[.F$4]*[.G$2]*(1+2+3)" office:value-type="float" office:value="5280" calcext:value-type="float">
            <text:p>528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I$4]*[.H22]*(1/2 +3/2 + 5/2+7/2)+[.I$4]*[.J$2]*(1+2+3)" office:value-type="float" office:value="7920" calcext:value-type="float">
            <text:p>792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L$4]*[.K22]*(1/2 +3/2 + 5/2+7/2)+[.L$4]*[.M$2]*(1+2+3)" office:value-type="float" office:value="10560" calcext:value-type="float">
            <text:p>1056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O$4]*[.N22]*(1/2 +3/2 + 5/2+7/2)+[.O$4]*[.P$2]*(1+2+3)" office:value-type="float" office:value="13200" calcext:value-type="float">
            <text:p>132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R$4]*[.Q22]*(1/2 +3/2 + 5/2+7/2)+[.R$4]*[.S$2]*(1+2+3)" office:value-type="float" office:value="15840" calcext:value-type="float">
            <text:p>1584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formula="of:=[.C$4]*[.B23]*(1/2 +3/2 + 5/2+7/2)+[.C$4]*[.D$2]*(1+2+3)" office:value-type="float" office:value="2680" calcext:value-type="float">
            <text:p>268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$4]*[.E23]*(1/2 +3/2 + 5/2+7/2)+[.F$4]*[.G$2]*(1+2+3)" office:value-type="float" office:value="5360" calcext:value-type="float">
            <text:p>536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I$4]*[.H23]*(1/2 +3/2 + 5/2+7/2)+[.I$4]*[.J$2]*(1+2+3)" office:value-type="float" office:value="8040" calcext:value-type="float">
            <text:p>804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L$4]*[.K23]*(1/2 +3/2 + 5/2+7/2)+[.L$4]*[.M$2]*(1+2+3)" office:value-type="float" office:value="10720" calcext:value-type="float">
            <text:p>1072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O$4]*[.N23]*(1/2 +3/2 + 5/2+7/2)+[.O$4]*[.P$2]*(1+2+3)" office:value-type="float" office:value="13400" calcext:value-type="float">
            <text:p>134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R$4]*[.Q23]*(1/2 +3/2 + 5/2+7/2)+[.R$4]*[.S$2]*(1+2+3)" office:value-type="float" office:value="16080" calcext:value-type="float">
            <text:p>160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formula="of:=[.C$4]*[.B24]*(1/2 +3/2 + 5/2+7/2)+[.C$4]*[.D$2]*(1+2+3)" office:value-type="float" office:value="2720" calcext:value-type="float">
            <text:p>272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F$4]*[.E24]*(1/2 +3/2 + 5/2+7/2)+[.F$4]*[.G$2]*(1+2+3)" office:value-type="float" office:value="5440" calcext:value-type="float">
            <text:p>544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I$4]*[.H24]*(1/2 +3/2 + 5/2+7/2)+[.I$4]*[.J$2]*(1+2+3)" office:value-type="float" office:value="8160" calcext:value-type="float">
            <text:p>816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L$4]*[.K24]*(1/2 +3/2 + 5/2+7/2)+[.L$4]*[.M$2]*(1+2+3)" office:value-type="float" office:value="10880" calcext:value-type="float">
            <text:p>1088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O$4]*[.N24]*(1/2 +3/2 + 5/2+7/2)+[.O$4]*[.P$2]*(1+2+3)" office:value-type="float" office:value="13600" calcext:value-type="float">
            <text:p>136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R$4]*[.Q24]*(1/2 +3/2 + 5/2+7/2)+[.R$4]*[.S$2]*(1+2+3)" office:value-type="float" office:value="16320" calcext:value-type="float">
            <text:p>163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formula="of:=[.C$4]*[.B25]*(1/2 +3/2 + 5/2+7/2)+[.C$4]*[.D$2]*(1+2+3)" office:value-type="float" office:value="2760" calcext:value-type="float">
            <text:p>276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$4]*[.E25]*(1/2 +3/2 + 5/2+7/2)+[.F$4]*[.G$2]*(1+2+3)" office:value-type="float" office:value="5520" calcext:value-type="float">
            <text:p>552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$4]*[.H25]*(1/2 +3/2 + 5/2+7/2)+[.I$4]*[.J$2]*(1+2+3)" office:value-type="float" office:value="8280" calcext:value-type="float">
            <text:p>828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L$4]*[.K25]*(1/2 +3/2 + 5/2+7/2)+[.L$4]*[.M$2]*(1+2+3)" office:value-type="float" office:value="11040" calcext:value-type="float">
            <text:p>1104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O$4]*[.N25]*(1/2 +3/2 + 5/2+7/2)+[.O$4]*[.P$2]*(1+2+3)" office:value-type="float" office:value="13800" calcext:value-type="float">
            <text:p>138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R$4]*[.Q25]*(1/2 +3/2 + 5/2+7/2)+[.R$4]*[.S$2]*(1+2+3)" office:value-type="float" office:value="16560" calcext:value-type="float">
            <text:p>165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formula="of:=[.C$4]*[.B26]*(1/2 +3/2 + 5/2+7/2)+[.C$4]*[.D$2]*(1+2+3)" office:value-type="float" office:value="2800" calcext:value-type="float">
            <text:p>28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F$4]*[.E26]*(1/2 +3/2 + 5/2+7/2)+[.F$4]*[.G$2]*(1+2+3)" office:value-type="float" office:value="5600" calcext:value-type="float">
            <text:p>56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I$4]*[.H26]*(1/2 +3/2 + 5/2+7/2)+[.I$4]*[.J$2]*(1+2+3)" office:value-type="float" office:value="8400" calcext:value-type="float">
            <text:p>84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L$4]*[.K26]*(1/2 +3/2 + 5/2+7/2)+[.L$4]*[.M$2]*(1+2+3)" office:value-type="float" office:value="11200" calcext:value-type="float">
            <text:p>112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O$4]*[.N26]*(1/2 +3/2 + 5/2+7/2)+[.O$4]*[.P$2]*(1+2+3)" office:value-type="float" office:value="14000" calcext:value-type="float">
            <text:p>140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R$4]*[.Q26]*(1/2 +3/2 + 5/2+7/2)+[.R$4]*[.S$2]*(1+2+3)" office:value-type="float" office:value="16800" calcext:value-type="float">
            <text:p>168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table:formula="of:=[.C$4]*[.B27]*(1/2 +3/2 + 5/2+7/2)+[.C$4]*[.D$2]*(1+2+3)" office:value-type="float" office:value="2840" calcext:value-type="float">
            <text:p>284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F$4]*[.E27]*(1/2 +3/2 + 5/2+7/2)+[.F$4]*[.G$2]*(1+2+3)" office:value-type="float" office:value="5680" calcext:value-type="float">
            <text:p>568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I$4]*[.H27]*(1/2 +3/2 + 5/2+7/2)+[.I$4]*[.J$2]*(1+2+3)" office:value-type="float" office:value="8520" calcext:value-type="float">
            <text:p>852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L$4]*[.K27]*(1/2 +3/2 + 5/2+7/2)+[.L$4]*[.M$2]*(1+2+3)" office:value-type="float" office:value="11360" calcext:value-type="float">
            <text:p>1136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O$4]*[.N27]*(1/2 +3/2 + 5/2+7/2)+[.O$4]*[.P$2]*(1+2+3)" office:value-type="float" office:value="14200" calcext:value-type="float">
            <text:p>142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R$4]*[.Q27]*(1/2 +3/2 + 5/2+7/2)+[.R$4]*[.S$2]*(1+2+3)" office:value-type="float" office:value="17040" calcext:value-type="float">
            <text:p>1704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formula="of:=[.C$4]*[.B28]*(1/2 +3/2 + 5/2+7/2)+[.C$4]*[.D$2]*(1+2+3)" office:value-type="float" office:value="2880" calcext:value-type="float">
            <text:p>288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F$4]*[.E28]*(1/2 +3/2 + 5/2+7/2)+[.F$4]*[.G$2]*(1+2+3)" office:value-type="float" office:value="5760" calcext:value-type="float">
            <text:p>576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I$4]*[.H28]*(1/2 +3/2 + 5/2+7/2)+[.I$4]*[.J$2]*(1+2+3)" office:value-type="float" office:value="8640" calcext:value-type="float">
            <text:p>864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L$4]*[.K28]*(1/2 +3/2 + 5/2+7/2)+[.L$4]*[.M$2]*(1+2+3)" office:value-type="float" office:value="11520" calcext:value-type="float">
            <text:p>115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O$4]*[.N28]*(1/2 +3/2 + 5/2+7/2)+[.O$4]*[.P$2]*(1+2+3)" office:value-type="float" office:value="14400" calcext:value-type="float">
            <text:p>144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R$4]*[.Q28]*(1/2 +3/2 + 5/2+7/2)+[.R$4]*[.S$2]*(1+2+3)" office:value-type="float" office:value="17280" calcext:value-type="float">
            <text:p>172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formula="of:=[.C$4]*[.B29]*(1/2 +3/2 + 5/2+7/2)+[.C$4]*[.D$2]*(1+2+3)" office:value-type="float" office:value="2920" calcext:value-type="float">
            <text:p>292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$4]*[.E29]*(1/2 +3/2 + 5/2+7/2)+[.F$4]*[.G$2]*(1+2+3)" office:value-type="float" office:value="5840" calcext:value-type="float">
            <text:p>584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I$4]*[.H29]*(1/2 +3/2 + 5/2+7/2)+[.I$4]*[.J$2]*(1+2+3)" office:value-type="float" office:value="8760" calcext:value-type="float">
            <text:p>876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L$4]*[.K29]*(1/2 +3/2 + 5/2+7/2)+[.L$4]*[.M$2]*(1+2+3)" office:value-type="float" office:value="11680" calcext:value-type="float">
            <text:p>1168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O$4]*[.N29]*(1/2 +3/2 + 5/2+7/2)+[.O$4]*[.P$2]*(1+2+3)" office:value-type="float" office:value="14600" calcext:value-type="float">
            <text:p>146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R$4]*[.Q29]*(1/2 +3/2 + 5/2+7/2)+[.R$4]*[.S$2]*(1+2+3)" office:value-type="float" office:value="17520" calcext:value-type="float">
            <text:p>175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formula="of:=[.C$4]*[.B30]*(1/2 +3/2 + 5/2+7/2)+[.C$4]*[.D$2]*(1+2+3)" office:value-type="float" office:value="2960" calcext:value-type="float">
            <text:p>296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F$4]*[.E30]*(1/2 +3/2 + 5/2+7/2)+[.F$4]*[.G$2]*(1+2+3)" office:value-type="float" office:value="5920" calcext:value-type="float">
            <text:p>592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I$4]*[.H30]*(1/2 +3/2 + 5/2+7/2)+[.I$4]*[.J$2]*(1+2+3)" office:value-type="float" office:value="8880" calcext:value-type="float">
            <text:p>888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L$4]*[.K30]*(1/2 +3/2 + 5/2+7/2)+[.L$4]*[.M$2]*(1+2+3)" office:value-type="float" office:value="11840" calcext:value-type="float">
            <text:p>1184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O$4]*[.N30]*(1/2 +3/2 + 5/2+7/2)+[.O$4]*[.P$2]*(1+2+3)" office:value-type="float" office:value="14800" calcext:value-type="float">
            <text:p>1480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R$4]*[.Q30]*(1/2 +3/2 + 5/2+7/2)+[.R$4]*[.S$2]*(1+2+3)" office:value-type="float" office:value="17760" calcext:value-type="float">
            <text:p>177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formula="of:=[.C$4]*[.B31]*(1/2 +3/2 + 5/2+7/2)+[.C$4]*[.D$2]*(1+2+3)" office:value-type="float" office:value="3000" calcext:value-type="float">
            <text:p>3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$4]*[.E31]*(1/2 +3/2 + 5/2+7/2)+[.F$4]*[.G$2]*(1+2+3)"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I$4]*[.H31]*(1/2 +3/2 + 5/2+7/2)+[.I$4]*[.J$2]*(1+2+3)" office:value-type="float" office:value="9000" calcext:value-type="float">
            <text:p>9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L$4]*[.K31]*(1/2 +3/2 + 5/2+7/2)+[.L$4]*[.M$2]*(1+2+3)" office:value-type="float" office:value="12000" calcext:value-type="float">
            <text:p>12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O$4]*[.N31]*(1/2 +3/2 + 5/2+7/2)+[.O$4]*[.P$2]*(1+2+3)" office:value-type="float" office:value="15000" calcext:value-type="float">
            <text:p>15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$4]*[.Q31]*(1/2 +3/2 + 5/2+7/2)+[.R$4]*[.S$2]*(1+2+3)" office:value-type="float" office:value="18000" calcext:value-type="float">
            <text:p>18000</text:p>
          </table:table-cell>
          <table:table-cell table:number-columns-repeated="1005"/>
        </table:table-row>
      </table:table>
      <table:table table:name="V calcul" table:style-name="ta1">
        <table:shapes>
          <draw:custom-shape draw:z-index="0" draw:style-name="gr7" draw:text-style-name="P6" svg:width="3.3mm" svg:height="46.48mm" svg:x="242.57mm" svg:y="30.4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8" draw:text-style-name="P7" svg:width="3.3mm" svg:height="46.48mm" draw:transform="rotate (-1.56608393781451) translate (267.61mm 53.76m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9" draw:text-style-name="P8" svg:width="3.3mm" svg:height="46.48mm" draw:transform="rotate (-1.04213609636581) translate (264.21mm 43.04m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" draw:style-name="gr10" draw:text-style-name="P9" svg:width="151.43mm" svg:height="23.51mm" svg:x="230.46mm" svg:y="45.95m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z-index="4" draw:style-name="gr11" draw:text-style-name="P10" svg:x1="245.88mm" svg:y1="58.02mm" svg:x2="328.2mm" svg:y2="58.02mm">
            <text:p/>
          </draw:line>
          <draw:custom-shape draw:z-index="5" draw:style-name="gr12" svg:width="22.3mm" svg:height="1.33mm" draw:transform="rotate (0.582765437240907) translate (262.27mm 42.46mm)">
            <text:p/>
            <draw:enhanced-geometry svg:viewBox="0 0 21600 21600" draw:type="rectangle" draw:enhanced-path="M 0 0 L 21600 0 21600 21600 0 21600 0 0 Z N"/>
          </draw:custom-shape>
          <draw:custom-shape draw:z-index="6" draw:style-name="gr12" svg:width="22.3mm" svg:height="1.33mm" draw:transform="rotate (0.795521073059015) translate (246.98mm 57.63mm)">
            <text:p/>
            <draw:enhanced-geometry svg:viewBox="0 0 21600 21600" draw:type="rectangle" draw:enhanced-path="M 0 0 L 21600 0 21600 21600 0 21600 0 0 Z N"/>
          </draw:custom-shape>
          <draw:custom-shape draw:z-index="7" draw:style-name="gr12" svg:width="22.3mm" svg:height="1.33mm" draw:transform="rotate (-0.397411470679108) translate (298.85mm 35.97mm)">
            <text:p/>
            <draw:enhanced-geometry svg:viewBox="0 0 21600 21600" draw:type="rectangle" draw:enhanced-path="M 0 0 L 21600 0 21600 21600 0 21600 0 0 Z N"/>
          </draw:custom-shape>
          <draw:custom-shape draw:z-index="8" draw:style-name="gr12" svg:width="22.3mm" svg:height="1.33mm" draw:transform="rotate (-0.319046187264563) translate (280.34mm 30.13m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2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3">
          <table:table-cell table:number-columns-repeated="3"/>
          <table:table-cell table:style-name="ce24" office:value-type="string" calcext:value-type="string">
            <text:p>Calcul de la porté du bras en fonction de la longueur d'un segment </text:p>
          </table:table-cell>
          <table:table-cell table:style-name="ce25"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ongueur d'un segment :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M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ayon de la sphère :</text:p>
          </table:table-cell>
          <table:table-cell table:number-columns-repeated="7"/>
        </table:table-row>
        <table:table-row table:style-name="ro1">
          <table:table-cell/>
          <table:table-cell table:formula="of:=[.B7]*4" office:value-type="float" office:value="60" calcext:value-type="float">
            <text:p>60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urface carre inscrit dans le quart de disque :</text:p>
          </table:table-cell>
          <table:table-cell table:number-columns-repeated="7"/>
        </table:table-row>
        <table:table-row table:style-name="ro1">
          <table:table-cell/>
          <table:table-cell table:formula="of:=((1/2)*[.B11])*((1/2)*[.B11])" office:value-type="float" office:value="900" calcext:value-type="float">
            <text:p>900</text:p>
          </table:table-cell>
          <table:table-cell office:value-type="string" calcext:value-type="string">
            <text:p>CM²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olume cube inscrit dans le quart de sphere :</text:p>
          </table:table-cell>
          <table:table-cell table:number-columns-repeated="7"/>
        </table:table-row>
        <table:table-row table:style-name="ro1">
          <table:table-cell/>
          <table:table-cell table:formula="of:=([.B14]/4)*(1/2)*[.B11]" office:value-type="float" office:value="6750" calcext:value-type="float">
            <text:p>6750</text:p>
          </table:table-cell>
          <table:table-cell office:value-type="string" calcext:value-type="string">
            <text:p>CM³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olume du cube inscrit dans la sphère (théorique car suppose la base du bras ponctuelle et suspendu au centre)</text:p>
          </table:table-cell>
          <table:table-cell table:number-columns-repeated="7"/>
        </table:table-row>
        <table:table-row table:style-name="ro1">
          <table:table-cell/>
          <table:table-cell table:formula="of:=4*[.B17]" office:value-type="float" office:value="27000" calcext:value-type="float">
            <text:p>27000</text:p>
          </table:table-cell>
          <table:table-cell office:value-type="string" calcext:value-type="string">
            <text:p>CM³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olume du rectange accessible (sans les z négatifs) :</text:p>
          </table:table-cell>
          <table:table-cell table:number-columns-repeated="7"/>
        </table:table-row>
        <table:table-row table:style-name="ro1">
          <table:table-cell/>
          <table:table-cell table:formula="of:=[.B20]/2" office:value-type="float" office:value="13500" calcext:value-type="float">
            <text:p>13500</text:p>
          </table:table-cell>
          <table:table-cell office:value-type="string" calcext:value-type="string">
            <text:p>CM³</text:p>
          </table:table-cell>
          <table:table-cell table:number-columns-repeated="6"/>
        </table:table-row>
      </table:table>
      <table:table table:name="V courbe" table:style-name="ta1">
        <table:shapes>
          <draw:frame draw:z-index="0" draw:style-name="gr6" draw:text-style-name="P5" svg:width="160.22mm" svg:height="90.04mm" svg:x="126.63mm" svg:y="13.55mm">
            <loext:p draw:notify-on-update-of-ranges="'V courbe'.B4:'V courbe'.B33 'V courbe'.C3:'V courbe'.C3 'V courbe'.C4:'V courbe'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ille d'un segment</text:p>
          </table:table-cell>
          <table:table-cell table:style-name="Default" office:value-type="string" calcext:value-type="string">
            <text:p>espace accessib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((([.B4]*4)/2)*(([.B4]*4)/2))/4)*(([.B4]*4)/2)*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((([.B5]*4)/2)*(([.B5]*4)/2))/4)*(([.B5]*4)/2)*2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((([.B6]*4)/2)*(([.B6]*4)/2))/4)*(([.B6]*4)/2)*2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((([.B7]*4)/2)*(([.B7]*4)/2))/4)*(([.B7]*4)/2)*2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((([.B8]*4)/2)*(([.B8]*4)/2))/4)*(([.B8]*4)/2)*2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((([.B9]*4)/2)*(([.B9]*4)/2))/4)*(([.B9]*4)/2)*2"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((([.B10]*4)/2)*(([.B10]*4)/2))/4)*(([.B10]*4)/2)*2" office:value-type="float" office:value="1372" calcext:value-type="float">
            <text:p>13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((([.B11]*4)/2)*(([.B11]*4)/2))/4)*(([.B11]*4)/2)*2"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((([.B12]*4)/2)*(([.B12]*4)/2))/4)*(([.B12]*4)/2)*2" office:value-type="float" office:value="2916" calcext:value-type="float">
            <text:p>2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((([.B13]*4)/2)*(([.B13]*4)/2))/4)*(([.B13]*4)/2)*2"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((([.B14]*4)/2)*(([.B14]*4)/2))/4)*(([.B14]*4)/2)*2" office:value-type="float" office:value="5324" calcext:value-type="float">
            <text:p>5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((([.B15]*4)/2)*(([.B15]*4)/2))/4)*(([.B15]*4)/2)*2" office:value-type="float" office:value="6912" calcext:value-type="float">
            <text:p>6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((([.B16]*4)/2)*(([.B16]*4)/2))/4)*(([.B16]*4)/2)*2" office:value-type="float" office:value="8788" calcext:value-type="float">
            <text:p>8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((([.B17]*4)/2)*(([.B17]*4)/2))/4)*(([.B17]*4)/2)*2" office:value-type="float" office:value="10976" calcext:value-type="float">
            <text:p>10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((([.B18]*4)/2)*(([.B18]*4)/2))/4)*(([.B18]*4)/2)*2"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((([.B19]*4)/2)*(([.B19]*4)/2))/4)*(([.B19]*4)/2)*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((([.B20]*4)/2)*(([.B20]*4)/2))/4)*(([.B20]*4)/2)*2" office:value-type="float" office:value="19652" calcext:value-type="float">
            <text:p>19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((([.B21]*4)/2)*(([.B21]*4)/2))/4)*(([.B21]*4)/2)*2" office:value-type="float" office:value="23328" calcext:value-type="float">
            <text:p>23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((([.B22]*4)/2)*(([.B22]*4)/2))/4)*(([.B22]*4)/2)*2" office:value-type="float" office:value="27436" calcext:value-type="float">
            <text:p>27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((([.B23]*4)/2)*(([.B23]*4)/2))/4)*(([.B23]*4)/2)*2" office:value-type="float" office:value="32000" calcext:value-type="float">
            <text:p>32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((([.B24]*4)/2)*(([.B24]*4)/2))/4)*(([.B24]*4)/2)*2" office:value-type="float" office:value="37044" calcext:value-type="float">
            <text:p>37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((([.B25]*4)/2)*(([.B25]*4)/2))/4)*(([.B25]*4)/2)*2" office:value-type="float" office:value="42592" calcext:value-type="float">
            <text:p>42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((([.B26]*4)/2)*(([.B26]*4)/2))/4)*(([.B26]*4)/2)*2" office:value-type="float" office:value="48668" calcext:value-type="float">
            <text:p>48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((([.B27]*4)/2)*(([.B27]*4)/2))/4)*(([.B27]*4)/2)*2" office:value-type="float" office:value="55296" calcext:value-type="float">
            <text:p>552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(([.B28]*4)/2)*(([.B28]*4)/2))/4)*(([.B28]*4)/2)*2" office:value-type="float" office:value="62500" calcext:value-type="float">
            <text:p>62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((([.B29]*4)/2)*(([.B29]*4)/2))/4)*(([.B29]*4)/2)*2" office:value-type="float" office:value="70304" calcext:value-type="float">
            <text:p>70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((([.B30]*4)/2)*(([.B30]*4)/2))/4)*(([.B30]*4)/2)*2" office:value-type="float" office:value="78732" calcext:value-type="float">
            <text:p>787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((([.B31]*4)/2)*(([.B31]*4)/2))/4)*(([.B31]*4)/2)*2" office:value-type="float" office:value="87808" calcext:value-type="float">
            <text:p>87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((([.B32]*4)/2)*(([.B32]*4)/2))/4)*(([.B32]*4)/2)*2" office:value-type="float" office:value="97556" calcext:value-type="float">
            <text:p>97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(([.B33]*4)/2)*(([.B33]*4)/2))/4)*(([.B33]*4)/2)*2" office:value-type="float" office:value="108000" calcext:value-type="float">
            <text:p>108000</text:p>
          </table:table-cell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ongueur d'un segment :</text:p>
          </table:table-cell>
          <table:table-cell table:style-name="ce26" office:value-type="string" calcext:value-type="string">
            <text:p>Volume du rectange accessible (sans les z négatifs) :</text:p>
          </table:table-cell>
          <table:table-cell table:style-name="ce26"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6" table:formula="of:=(((([.B40]*4)/2)*(([.B40]*4)/2))/4)*(([.B40]*4)/2)*2" office:value-type="float" office:value="13500" calcext:value-type="float">
            <text:p>13500</text:p>
          </table:table-cell>
          <table:table-cell table:style-name="ce26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22:11:52.162904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4:39:45.712777581</meta:creation-date>
    <dc:date>2016-03-15T22:24:30.971779899</dc:date>
    <meta:editing-duration>PT6H34M58S</meta:editing-duration>
    <meta:editing-cycles>5</meta:editing-cycles>
    <meta:generator>LibreOffice/5.1.1.2$Linux_X86_64 LibreOffice_project/10m0$Build-2</meta:generator>
    <meta:document-statistic meta:table-count="4" meta:cell-count="475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title svg:x="0.506cm" svg:y="0.316cm" chart:style-name="ch2">
          <text:p>Espace cubique accessible par le bras en fonction de la taille d'un segment</text:p>
        </chart:title>
        <chart:legend chart:legend-position="end" svg:x="12.41cm" svg:y="4.203cm" style:legend-expansion="high" chart:style-name="ch3"/>
        <chart:plot-area chart:style-name="ch4" table:cell-range-address="'V courbe'.B4:'V courbe'.C33 'V courbe'.C3:'V courbe'.C3" chart:data-source-has-labels="row" svg:x="1.331cm" svg:y="1.301cm" svg:width="10.759cm" svg:height="6.543cm">
          <chartooo:coordinate-region svg:x="2.508cm" svg:y="1.5cm" svg:width="9.21cm" svg:height="5.697cm"/>
          <chart:axis chart:dimension="x" chart:name="primary-x" chart:style-name="ch5">
            <chart:title svg:x="6.441cm" svg:y="8.024cm" chart:style-name="ch6">
              <text:p>cm</text:p>
            </chart:title>
          </chart:axis>
          <chart:axis chart:dimension="y" chart:name="primary-y" chart:style-name="ch5">
            <chart:title svg:x="0.451cm" svg:y="4.894cm" chart:style-name="ch7">
              <text:p>cm³</text:p>
            </chart:title>
            <chart:grid chart:style-name="ch8" chart:class="major"/>
          </chart:axis>
          <chart:series chart:style-name="ch9" chart:values-cell-range-address="'V courbe'.C4:'V courbe'.C33" chart:label-cell-address="'V courbe'.C3:'V courbe'.C3" chart:class="chart:scatter">
            <chart:domain table:cell-range-address="'V courbe'.B4:'V courbe'.B33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espace accessible</text:p>
                <draw:g>
                  <svg:desc>'V courbe'.C3:'V courbe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V courbe'.B4:'V courbe'.B33</svg:desc>
                </draw:g>
              </table:table-cell>
              <table:table-cell office:value-type="float" office:value="4">
                <text:p>4</text:p>
                <draw:g>
                  <svg:desc>'V courbe'.C4:'V courbe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324">
                <text:p>5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976">
                <text:p>10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652">
                <text:p>19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3328">
                <text:p>23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7436">
                <text:p>27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7044">
                <text:p>37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2592">
                <text:p>425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8668">
                <text:p>486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5296">
                <text:p>55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0304">
                <text:p>703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8732">
                <text:p>787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7808">
                <text:p>87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7556">
                <text:p>97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8000">
                <text:p>10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476cm" svg:height="10.552cm" xlink:href=".." xlink:type="simple" chart:class="chart:scatter" chart:column-mapping="0 2 1 3 4 5 6 7" chart:style-name="ch1">
        <chart:title svg:x="0.267cm" svg:y="0.347cm" chart:style-name="ch2">
          <text:p>Couple necessaire à la base en fonction de la longueur et de la masse des segments</text:p>
        </chart:title>
        <chart:legend chart:legend-position="end" svg:x="12.911cm" svg:y="3.483cm" style:legend-expansion="high" chart:style-name="ch3"/>
        <chart:plot-area chart:style-name="ch4" table:cell-range-address="'C courbes'.B6:'C courbes'.B31 'C courbes'.D5:'C courbes'.E31 'C courbes'.G5:'C courbes'.G31 'C courbes'.J5:'C courbes'.J31 'C courbes'.M5:'C courbes'.M31 'C courbes'.P5:'C courbes'.P31 'C courbes'.S5:'C courbes'.S31" chart:data-source-has-labels="row" svg:x="1.36cm" svg:y="1.363cm" svg:width="11.202cm" svg:height="7.997cm">
          <chartooo:coordinate-region svg:x="2.352cm" svg:y="1.562cm" svg:width="9.838cm" svg:height="7.151cm"/>
          <chart:axis chart:dimension="x" chart:name="primary-x" chart:style-name="ch5">
            <chart:title svg:x="5.184cm" svg:y="9.571cm" chart:style-name="ch6">
              <text:p>Longueur segment (cm)</text:p>
            </chart:title>
          </chart:axis>
          <chart:axis chart:dimension="y" chart:name="primary-y" chart:style-name="ch5">
            <chart:title svg:x="0.451cm" svg:y="7.27cm" chart:style-name="ch7">
              <text:p>Couple necessaire (g.cm)</text:p>
            </chart:title>
            <chart:grid chart:style-name="ch8" chart:class="major"/>
          </chart:axis>
          <chart:series chart:style-name="ch9" chart:values-cell-range-address="'C courbes'.E6:'C courbes'.E31" chart:label-cell-address="'C courbes'.E5:'C courbes'.E5" chart:class="chart:scatter">
            <chart:domain table:cell-range-address="'C courbes'.B6:'C courbes'.B31"/>
            <chart:data-point chart:repeated="26"/>
          </chart:series>
          <chart:series chart:style-name="ch10" chart:values-cell-range-address="'C courbes'.D6:'C courbes'.D31" chart:label-cell-address="'C courbes'.D5:'C courbes'.D5" chart:class="chart:scatter">
            <chart:data-point chart:repeated="26"/>
          </chart:series>
          <chart:series chart:style-name="ch11" chart:values-cell-range-address="'C courbes'.G6:'C courbes'.G31" chart:label-cell-address="'C courbes'.G5:'C courbes'.G5" chart:class="chart:scatter">
            <chart:data-point chart:repeated="26"/>
          </chart:series>
          <chart:series chart:style-name="ch12" chart:values-cell-range-address="'C courbes'.J6:'C courbes'.J31" chart:label-cell-address="'C courbes'.J5:'C courbes'.J5" chart:class="chart:scatter">
            <chart:data-point chart:repeated="26"/>
          </chart:series>
          <chart:series chart:style-name="ch13" chart:values-cell-range-address="'C courbes'.M6:'C courbes'.M31" chart:label-cell-address="'C courbes'.M5:'C courbes'.M5" chart:class="chart:scatter">
            <chart:data-point chart:repeated="26"/>
          </chart:series>
          <chart:series chart:style-name="ch14" chart:values-cell-range-address="'C courbes'.P6:'C courbes'.P31" chart:label-cell-address="'C courbes'.P5:'C courbes'.P5" chart:class="chart:scatter">
            <chart:data-point chart:repeated="26"/>
          </chart:series>
          <chart:series chart:style-name="ch15" chart:values-cell-range-address="'C courbes'.S6:'C courbes'.S31" chart:label-cell-address="'C courbes'.S5:'C courbes'.S5" chart:class="chart:scatter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ongeur segment (cm)</text:p>
                <draw:g>
                  <svg:desc>'C courbes'.E5:'C courbes'.E5</svg:desc>
                </draw:g>
              </table:table-cell>
              <table:table-cell office:value-type="string">
                <text:p>Couple (g.cm) (Ms = 5g)</text:p>
                <draw:g>
                  <svg:desc>'C courbes'.D5:'C courbes'.D5</svg:desc>
                </draw:g>
              </table:table-cell>
              <table:table-cell office:value-type="string">
                <text:p>Couple (g.cm)(Ms = 10g)</text:p>
                <draw:g>
                  <svg:desc>'C courbes'.G5:'C courbes'.G5</svg:desc>
                </draw:g>
              </table:table-cell>
              <table:table-cell office:value-type="string">
                <text:p>Couple (g.cm)(Ms = 15g)</text:p>
                <draw:g>
                  <svg:desc>'C courbes'.J5:'C courbes'.J5</svg:desc>
                </draw:g>
              </table:table-cell>
              <table:table-cell office:value-type="string">
                <text:p>Couple (g.cm)(Ms = 20g)</text:p>
                <draw:g>
                  <svg:desc>'C courbes'.M5:'C courbes'.M5</svg:desc>
                </draw:g>
              </table:table-cell>
              <table:table-cell office:value-type="string">
                <text:p>Couple (g.cm)(Ms = 25g)</text:p>
                <draw:g>
                  <svg:desc>'C courbes'.P5:'C courbes'.P5</svg:desc>
                </draw:g>
              </table:table-cell>
              <table:table-cell office:value-type="string">
                <text:p>Couple (g.cm)(Ms = 30g)</text:p>
                <draw:g>
                  <svg:desc>'C courbes'.S5:'C courbes'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C courbes'.B6:'C courbes'.B31</svg:desc>
                </draw:g>
              </table:table-cell>
              <table:table-cell office:value-type="float" office:value="5">
                <text:p>5</text:p>
                <draw:g>
                  <svg:desc>'C courbes'.E6:'C courbes'.E31</svg:desc>
                </draw:g>
              </table:table-cell>
              <table:table-cell office:value-type="float" office:value="2000">
                <text:p>2000</text:p>
                <draw:g>
                  <svg:desc>'C courbes'.D6:'C courbes'.D31</svg:desc>
                </draw:g>
              </table:table-cell>
              <table:table-cell office:value-type="float" office:value="4000">
                <text:p>4000</text:p>
                <draw:g>
                  <svg:desc>'C courbes'.G6:'C courbes'.G31</svg:desc>
                </draw:g>
              </table:table-cell>
              <table:table-cell office:value-type="float" office:value="6000">
                <text:p>6000</text:p>
                <draw:g>
                  <svg:desc>'C courbes'.J6:'C courbes'.J31</svg:desc>
                </draw:g>
              </table:table-cell>
              <table:table-cell office:value-type="float" office:value="8000">
                <text:p>8000</text:p>
                <draw:g>
                  <svg:desc>'C courbes'.M6:'C courbes'.M31</svg:desc>
                </draw:g>
              </table:table-cell>
              <table:table-cell office:value-type="float" office:value="10000">
                <text:p>10000</text:p>
                <draw:g>
                  <svg:desc>'C courbes'.P6:'C courbes'.P31</svg:desc>
                </draw:g>
              </table:table-cell>
              <table:table-cell office:value-type="float" office:value="12000">
                <text:p>12000</text:p>
                <draw:g>
                  <svg:desc>'C courbes'.S6:'C courbes'.S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40">
                <text:p>2040</text:p>
              </table:table-cell>
              <table:table-cell office:value-type="float" office:value="4080">
                <text:p>4080</text:p>
              </table:table-cell>
              <table:table-cell office:value-type="float" office:value="6120">
                <text:p>6120</text:p>
              </table:table-cell>
              <table:table-cell office:value-type="float" office:value="8160">
                <text:p>8160</text:p>
              </table:table-cell>
              <table:table-cell office:value-type="float" office:value="10200">
                <text:p>10200</text:p>
              </table:table-cell>
              <table:table-cell office:value-type="float" office:value="12240">
                <text:p>122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80">
                <text:p>2080</text:p>
              </table:table-cell>
              <table:table-cell office:value-type="float" office:value="4160">
                <text:p>4160</text:p>
              </table:table-cell>
              <table:table-cell office:value-type="float" office:value="6240">
                <text:p>6240</text:p>
              </table:table-cell>
              <table:table-cell office:value-type="float" office:value="8320">
                <text:p>8320</text:p>
              </table:table-cell>
              <table:table-cell office:value-type="float" office:value="10400">
                <text:p>1040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20">
                <text:p>2120</text:p>
              </table:table-cell>
              <table:table-cell office:value-type="float" office:value="4240">
                <text:p>4240</text:p>
              </table:table-cell>
              <table:table-cell office:value-type="float" office:value="6360">
                <text:p>6360</text:p>
              </table:table-cell>
              <table:table-cell office:value-type="float" office:value="8480">
                <text:p>8480</text:p>
              </table:table-cell>
              <table:table-cell office:value-type="float" office:value="10600">
                <text:p>10600</text:p>
              </table:table-cell>
              <table:table-cell office:value-type="float" office:value="12720">
                <text:p>127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60">
                <text:p>2160</text:p>
              </table:table-cell>
              <table:table-cell office:value-type="float" office:value="4320">
                <text:p>4320</text:p>
              </table:table-cell>
              <table:table-cell office:value-type="float" office:value="6480">
                <text:p>6480</text:p>
              </table:table-cell>
              <table:table-cell office:value-type="float" office:value="8640">
                <text:p>8640</text:p>
              </table:table-cell>
              <table:table-cell office:value-type="float" office:value="10800">
                <text:p>10800</text:p>
              </table:table-cell>
              <table:table-cell office:value-type="float" office:value="12960">
                <text:p>129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00">
                <text:p>2200</text:p>
              </table:table-cell>
              <table:table-cell office:value-type="float" office:value="4400">
                <text:p>4400</text:p>
              </table:table-cell>
              <table:table-cell office:value-type="float" office:value="6600">
                <text:p>6600</text:p>
              </table:table-cell>
              <table:table-cell office:value-type="float" office:value="8800">
                <text:p>8800</text:p>
              </table:table-cell>
              <table:table-cell office:value-type="float" office:value="11000">
                <text:p>11000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40">
                <text:p>2240</text:p>
              </table:table-cell>
              <table:table-cell office:value-type="float" office:value="4480">
                <text:p>4480</text:p>
              </table:table-cell>
              <table:table-cell office:value-type="float" office:value="6720">
                <text:p>6720</text:p>
              </table:table-cell>
              <table:table-cell office:value-type="float" office:value="8960">
                <text:p>8960</text:p>
              </table:table-cell>
              <table:table-cell office:value-type="float" office:value="11200">
                <text:p>11200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80">
                <text:p>2280</text:p>
              </table:table-cell>
              <table:table-cell office:value-type="float" office:value="4560">
                <text:p>4560</text:p>
              </table:table-cell>
              <table:table-cell office:value-type="float" office:value="6840">
                <text:p>6840</text:p>
              </table:table-cell>
              <table:table-cell office:value-type="float" office:value="9120">
                <text:p>9120</text:p>
              </table:table-cell>
              <table:table-cell office:value-type="float" office:value="11400">
                <text:p>11400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20">
                <text:p>2320</text:p>
              </table:table-cell>
              <table:table-cell office:value-type="float" office:value="4640">
                <text:p>4640</text:p>
              </table:table-cell>
              <table:table-cell office:value-type="float" office:value="6960">
                <text:p>6960</text:p>
              </table:table-cell>
              <table:table-cell office:value-type="float" office:value="9280">
                <text:p>9280</text:p>
              </table:table-cell>
              <table:table-cell office:value-type="float" office:value="11600">
                <text:p>11600</text:p>
              </table:table-cell>
              <table:table-cell office:value-type="float" office:value="13920">
                <text:p>139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360">
                <text:p>2360</text:p>
              </table:table-cell>
              <table:table-cell office:value-type="float" office:value="4720">
                <text:p>4720</text:p>
              </table:table-cell>
              <table:table-cell office:value-type="float" office:value="7080">
                <text:p>7080</text:p>
              </table:table-cell>
              <table:table-cell office:value-type="float" office:value="9440">
                <text:p>9440</text:p>
              </table:table-cell>
              <table:table-cell office:value-type="float" office:value="11800">
                <text:p>11800</text:p>
              </table:table-cell>
              <table:table-cell office:value-type="float" office:value="14160">
                <text:p>14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4800">
                <text:p>4800</text:p>
              </table:table-cell>
              <table:table-cell office:value-type="float" office:value="7200">
                <text:p>7200</text:p>
              </table:table-cell>
              <table:table-cell office:value-type="float" office:value="9600">
                <text:p>9600</text:p>
              </table:table-cell>
              <table:table-cell office:value-type="float" office:value="12000">
                <text:p>1200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40">
                <text:p>2440</text:p>
              </table:table-cell>
              <table:table-cell office:value-type="float" office:value="4880">
                <text:p>4880</text:p>
              </table:table-cell>
              <table:table-cell office:value-type="float" office:value="7320">
                <text:p>7320</text:p>
              </table:table-cell>
              <table:table-cell office:value-type="float" office:value="9760">
                <text:p>9760</text:p>
              </table:table-cell>
              <table:table-cell office:value-type="float" office:value="12200">
                <text:p>12200</text:p>
              </table:table-cell>
              <table:table-cell office:value-type="float" office:value="14640">
                <text:p>146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80">
                <text:p>2480</text:p>
              </table:table-cell>
              <table:table-cell office:value-type="float" office:value="4960">
                <text:p>4960</text:p>
              </table:table-cell>
              <table:table-cell office:value-type="float" office:value="7440">
                <text:p>7440</text:p>
              </table:table-cell>
              <table:table-cell office:value-type="float" office:value="9920">
                <text:p>9920</text:p>
              </table:table-cell>
              <table:table-cell office:value-type="float" office:value="12400">
                <text:p>12400</text:p>
              </table:table-cell>
              <table:table-cell office:value-type="float" office:value="14880">
                <text:p>148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520">
                <text:p>2520</text:p>
              </table:table-cell>
              <table:table-cell office:value-type="float" office:value="5040">
                <text:p>5040</text:p>
              </table:table-cell>
              <table:table-cell office:value-type="float" office:value="7560">
                <text:p>7560</text:p>
              </table:table-cell>
              <table:table-cell office:value-type="float" office:value="10080">
                <text:p>10080</text:p>
              </table:table-cell>
              <table:table-cell office:value-type="float" office:value="12600">
                <text:p>12600</text:p>
              </table:table-cell>
              <table:table-cell office:value-type="float" office:value="15120">
                <text:p>15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560">
                <text:p>2560</text:p>
              </table:table-cell>
              <table:table-cell office:value-type="float" office:value="5120">
                <text:p>5120</text:p>
              </table:table-cell>
              <table:table-cell office:value-type="float" office:value="7680">
                <text:p>7680</text:p>
              </table:table-cell>
              <table:table-cell office:value-type="float" office:value="10240">
                <text:p>10240</text:p>
              </table:table-cell>
              <table:table-cell office:value-type="float" office:value="12800">
                <text:p>12800</text:p>
              </table:table-cell>
              <table:table-cell office:value-type="float" office:value="15360">
                <text:p>153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600">
                <text:p>2600</text:p>
              </table:table-cell>
              <table:table-cell office:value-type="float" office:value="5200">
                <text:p>5200</text:p>
              </table:table-cell>
              <table:table-cell office:value-type="float" office:value="7800">
                <text:p>7800</text:p>
              </table:table-cell>
              <table:table-cell office:value-type="float" office:value="10400">
                <text:p>10400</text:p>
              </table:table-cell>
              <table:table-cell office:value-type="float" office:value="13000">
                <text:p>13000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640">
                <text:p>2640</text:p>
              </table:table-cell>
              <table:table-cell office:value-type="float" office:value="5280">
                <text:p>5280</text:p>
              </table:table-cell>
              <table:table-cell office:value-type="float" office:value="7920">
                <text:p>7920</text:p>
              </table:table-cell>
              <table:table-cell office:value-type="float" office:value="10560">
                <text:p>10560</text:p>
              </table:table-cell>
              <table:table-cell office:value-type="float" office:value="13200">
                <text:p>13200</text:p>
              </table:table-cell>
              <table:table-cell office:value-type="float" office:value="15840">
                <text:p>158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680">
                <text:p>2680</text:p>
              </table:table-cell>
              <table:table-cell office:value-type="float" office:value="5360">
                <text:p>5360</text:p>
              </table:table-cell>
              <table:table-cell office:value-type="float" office:value="8040">
                <text:p>8040</text:p>
              </table:table-cell>
              <table:table-cell office:value-type="float" office:value="10720">
                <text:p>10720</text:p>
              </table:table-cell>
              <table:table-cell office:value-type="float" office:value="13400">
                <text:p>13400</text:p>
              </table:table-cell>
              <table:table-cell office:value-type="float" office:value="16080">
                <text:p>160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20">
                <text:p>2720</text:p>
              </table:table-cell>
              <table:table-cell office:value-type="float" office:value="5440">
                <text:p>5440</text:p>
              </table:table-cell>
              <table:table-cell office:value-type="float" office:value="8160">
                <text:p>8160</text:p>
              </table:table-cell>
              <table:table-cell office:value-type="float" office:value="10880">
                <text:p>10880</text:p>
              </table:table-cell>
              <table:table-cell office:value-type="float" office:value="13600">
                <text:p>13600</text:p>
              </table:table-cell>
              <table:table-cell office:value-type="float" office:value="16320">
                <text:p>16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60">
                <text:p>2760</text:p>
              </table:table-cell>
              <table:table-cell office:value-type="float" office:value="5520">
                <text:p>5520</text:p>
              </table:table-cell>
              <table:table-cell office:value-type="float" office:value="8280">
                <text:p>8280</text:p>
              </table:table-cell>
              <table:table-cell office:value-type="float" office:value="11040">
                <text:p>11040</text:p>
              </table:table-cell>
              <table:table-cell office:value-type="float" office:value="13800">
                <text:p>13800</text:p>
              </table:table-cell>
              <table:table-cell office:value-type="float" office:value="16560">
                <text:p>165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800">
                <text:p>2800</text:p>
              </table:table-cell>
              <table:table-cell office:value-type="float" office:value="5600">
                <text:p>5600</text:p>
              </table:table-cell>
              <table:table-cell office:value-type="float" office:value="8400">
                <text:p>8400</text:p>
              </table:table-cell>
              <table:table-cell office:value-type="float" office:value="11200">
                <text:p>11200</text:p>
              </table:table-cell>
              <table:table-cell office:value-type="float" office:value="14000">
                <text:p>14000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40">
                <text:p>2840</text:p>
              </table:table-cell>
              <table:table-cell office:value-type="float" office:value="5680">
                <text:p>5680</text:p>
              </table:table-cell>
              <table:table-cell office:value-type="float" office:value="8520">
                <text:p>8520</text:p>
              </table:table-cell>
              <table:table-cell office:value-type="float" office:value="11360">
                <text:p>11360</text:p>
              </table:table-cell>
              <table:table-cell office:value-type="float" office:value="14200">
                <text:p>14200</text:p>
              </table:table-cell>
              <table:table-cell office:value-type="float" office:value="17040">
                <text:p>170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80">
                <text:p>2880</text:p>
              </table:table-cell>
              <table:table-cell office:value-type="float" office:value="5760">
                <text:p>5760</text:p>
              </table:table-cell>
              <table:table-cell office:value-type="float" office:value="8640">
                <text:p>8640</text:p>
              </table:table-cell>
              <table:table-cell office:value-type="float" office:value="11520">
                <text:p>11520</text:p>
              </table:table-cell>
              <table:table-cell office:value-type="float" office:value="14400">
                <text:p>14400</text:p>
              </table:table-cell>
              <table:table-cell office:value-type="float" office:value="17280">
                <text:p>172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20">
                <text:p>2920</text:p>
              </table:table-cell>
              <table:table-cell office:value-type="float" office:value="5840">
                <text:p>5840</text:p>
              </table:table-cell>
              <table:table-cell office:value-type="float" office:value="8760">
                <text:p>8760</text:p>
              </table:table-cell>
              <table:table-cell office:value-type="float" office:value="11680">
                <text:p>11680</text:p>
              </table:table-cell>
              <table:table-cell office:value-type="float" office:value="14600">
                <text:p>14600</text:p>
              </table:table-cell>
              <table:table-cell office:value-type="float" office:value="17520">
                <text:p>175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60">
                <text:p>2960</text:p>
              </table:table-cell>
              <table:table-cell office:value-type="float" office:value="5920">
                <text:p>5920</text:p>
              </table:table-cell>
              <table:table-cell office:value-type="float" office:value="8880">
                <text:p>8880</text:p>
              </table:table-cell>
              <table:table-cell office:value-type="float" office:value="11840">
                <text:p>11840</text:p>
              </table:table-cell>
              <table:table-cell office:value-type="float" office:value="14800">
                <text:p>14800</text:p>
              </table:table-cell>
              <table:table-cell office:value-type="float" office:value="17760">
                <text:p>177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6000">
                <text:p>6000</text:p>
              </table:table-cell>
              <table:table-cell office:value-type="float" office:value="9000">
                <text:p>9000</text:p>
              </table:table-cell>
              <table:table-cell office:value-type="float" office:value="12000">
                <text:p>12000</text:p>
              </table:table-cell>
              <table:table-cell office:value-type="float" office:value="15000">
                <text:p>15000</text:p>
              </table:table-cell>
              <table:table-cell office:value-type="float" office:value="18000">
                <text:p>18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